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7f43b"/>
    </style:style>
    <style:style style:name="T3" style:family="text">
      <style:text-properties officeooo:rsid="0019c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9de9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12:18:32.542823594</dc:date>
    <meta:editing-duration>PT15M3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78" meta:non-whitespace-character-count="349"/>
  </office:meta>
</office:document-meta>
</file>